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868db" officeooo:paragraph-rsid="001868db"/>
    </style:style>
    <style:style style:name="P2" style:family="paragraph" style:parent-style-name="Standard">
      <style:paragraph-properties fo:text-align="start" style:justify-single-word="false"/>
      <style:text-properties officeooo:rsid="0017ddec" officeooo:paragraph-rsid="0017ddec"/>
    </style:style>
    <style:style style:name="P3" style:family="paragraph" style:parent-style-name="Standard">
      <style:paragraph-properties fo:text-align="center" style:justify-single-word="false"/>
      <style:text-properties officeooo:rsid="0017ddec" officeooo:paragraph-rsid="001ba3d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dec" officeooo:paragraph-rsid="001ba3d5"/>
    </style:style>
    <style:style style:name="P5" style:family="paragraph" style:parent-style-name="Standard">
      <style:paragraph-properties fo:text-align="start" style:justify-single-word="false"/>
      <style:text-properties officeooo:rsid="0017ddec" officeooo:paragraph-rsid="001ba3d5"/>
    </style:style>
    <style:style style:name="P6" style:family="paragraph" style:parent-style-name="Standard">
      <style:paragraph-properties fo:text-align="start" style:justify-single-word="false"/>
      <style:text-properties officeooo:rsid="001f47b0" officeooo:paragraph-rsid="001f47b0"/>
    </style:style>
    <style:style style:name="P7" style:family="paragraph" style:parent-style-name="Standard">
      <style:paragraph-properties fo:text-align="start" style:justify-single-word="false"/>
      <style:text-properties officeooo:rsid="0020cf61" officeooo:paragraph-rsid="0020cf61"/>
    </style:style>
    <style:style style:name="P8" style:family="paragraph" style:parent-style-name="Standard">
      <style:paragraph-properties fo:text-align="start" style:justify-single-word="false"/>
      <style:text-properties officeooo:rsid="0023d70c" officeooo:paragraph-rsid="0023d70c"/>
    </style:style>
    <style:style style:name="P9" style:family="paragraph" style:parent-style-name="Standard">
      <style:paragraph-properties fo:text-align="start" style:justify-single-word="false"/>
      <style:text-properties officeooo:rsid="0027def2" officeooo:paragraph-rsid="0027def2"/>
    </style:style>
    <style:style style:name="P10" style:family="paragraph" style:parent-style-name="Standard">
      <style:paragraph-properties fo:text-align="start" style:justify-single-word="false"/>
      <style:text-properties officeooo:rsid="00298b17" officeooo:paragraph-rsid="00298b17"/>
    </style:style>
    <style:style style:name="P11" style:family="paragraph" style:parent-style-name="Standard">
      <style:paragraph-properties fo:text-align="start" style:justify-single-word="false"/>
      <style:text-properties officeooo:rsid="002a0d65" officeooo:paragraph-rsid="002b2085"/>
    </style:style>
    <style:style style:name="P12" style:family="paragraph" style:parent-style-name="Standard">
      <style:paragraph-properties fo:text-align="start" style:justify-single-word="false"/>
      <style:text-properties officeooo:rsid="002b2085" officeooo:paragraph-rsid="002b2085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08a5f" officeooo:paragraph-rsid="00308a5f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dec" officeooo:paragraph-rsid="001ba3d5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78618" officeooo:paragraph-rsid="00378618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31d52e" officeooo:paragraph-rsid="0031d52e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3365a3" officeooo:paragraph-rsid="003365a3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34c05f" officeooo:paragraph-rsid="0034c05f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378618" officeooo:paragraph-rsid="00378618"/>
    </style:style>
    <style:style style:name="T1" style:family="text">
      <style:text-properties officeooo:rsid="001868db"/>
    </style:style>
    <style:style style:name="T2" style:family="text">
      <style:text-properties officeooo:rsid="001ba3d5"/>
    </style:style>
    <style:style style:name="T3" style:family="text">
      <style:text-properties officeooo:rsid="00228be8"/>
    </style:style>
    <style:style style:name="T4" style:family="text">
      <style:text-properties officeooo:rsid="0025b14b"/>
    </style:style>
    <style:style style:name="T5" style:family="text">
      <style:text-properties officeooo:rsid="002758fa"/>
    </style:style>
    <style:style style:name="T6" style:family="text">
      <style:text-properties officeooo:rsid="0027def2"/>
    </style:style>
    <style:style style:name="T7" style:family="text">
      <style:text-properties officeooo:rsid="00298b17"/>
    </style:style>
    <style:style style:name="T8" style:family="text">
      <style:text-properties officeooo:rsid="002bced3"/>
    </style:style>
    <style:style style:name="T9" style:family="text">
      <style:text-properties officeooo:rsid="0034e7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<text:span text:style-name="T1">Nanvix</text:span></text:p>
      <text:p text:style-name="P3"/>
      <text:p text:style-name="P16">On a organisé notre travail en utilisant github : et branch ( Priority , Random , Lottery et fair share ) </text:p>
      <text:p text:style-name="P4"/>
      <text:p text:style-name="P4">priorit<text:span text:style-name="T2">y scheduling : </text:span></text:p>
      <text:p text:style-name="P5"/>
      <text:p text:style-name="P6">PUBLIC int prio(struct process *p ){</text:p>
      <text:p text:style-name="P6"><text:tab/>return (p-&gt;counter * (((-p-&gt;priority-p-&gt;nice)+100)/10 ) );</text:p>
      <text:p text:style-name="P6">}</text:p>
      <text:p text:style-name="P6"/>
      <text:p text:style-name="P7">On crée une fonction prio qui calcule la <text:span text:style-name="T3">priorité </text:span>:</text:p>
      <text:p text:style-name="P8">Les <text:span text:style-name="T4">priorité sont entre -100 et 40 et la priorité nice est comprise entre -20 et 19 ainsi </text:span></text:p>
      <text:p text:style-name="P8"/>
      <text:p text:style-name="P8"><text:span text:style-name="T5">ainsi <text:s/>(</text:span>-<text:span text:style-name="T5">Priorité – nice) est compris entre -59 et 120 </text:span></text:p>
      <text:p text:style-name="P2"/>
      <text:p text:style-name="P9">-Piorité – nice + 100 est comprit entre <text:span text:style-name="T7">41 et 220 </text:span></text:p>
      <text:p text:style-name="P10">et (<text:span text:style-name="T6">-Piorité – nice + 100</text:span>)/10 = 4,1 et 22 </text:p>
      <text:p text:style-name="P10"/>
      <text:p text:style-name="P11">Enfin on peut rapidement les comparer avec <text:span text:style-name="T8">le simple opérateur : if(prio(p)&gt;prio(next))</text:span></text:p>
      <text:p text:style-name="P12"/>
      <text:p text:style-name="P13">Random : </text:p>
      <text:p text:style-name="P17">int r = rand() % nprocs ;</text:p>
      <text:p text:style-name="P17"/>
      <text:p text:style-name="P17">p = FIRST_PROC ; </text:p>
      <text:p text:style-name="P17"/>
      <text:p text:style-name="P17">p= p + r ; </text:p>
      <text:p text:style-name="P17">if (p-&gt;state == PROC_READY){</text:p>
      <text:p text:style-name="P17"><text:tab/>next = p ; </text:p>
      <text:p text:style-name="P17">}</text:p>
      <text:p text:style-name="P17"/>
      <text:p text:style-name="P18">si le processus est actif on le choisit sinon on refait un tour <text:span text:style-name="T9">en choisissant un processus aléatoirement. </text:span></text:p>
      <text:p text:style-name="P13"/>
      <text:p text:style-name="P15">Lottery :</text:p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8db" officeooo:paragraph-rsid="00186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maire Timothée, Homberg Nicolas<text:tab/><text:tab/>1 févr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13:20.957265877</meta:creation-date>
    <meta:editing-duration>PT1H9M47S</meta:editing-duration>
    <meta:editing-cycles>27</meta:editing-cycles>
    <meta:generator>LibreOffice/5.1.4.2$Linux_X86_64 LibreOffice_project/10m0$Build-2</meta:generator>
    <dc:date>2017-02-03T23:53:55.583692294</dc:date>
    <meta:document-statistic meta:table-count="0" meta:image-count="0" meta:object-count="0" meta:page-count="1" meta:paragraph-count="22" meta:word-count="161" meta:character-count="881" meta:non-whitespace-character-count="724"/>
  </office:meta>
</office:document-meta>
</file>